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header_5f_default"/>
        <table:table-column table:style-name="co39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2020-01-01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23" office:value-type="string" calcext:value-type="string">
            <text:p>Yearly Gain / Loss Summary</text:p>
          </table:table-cell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2 Tax.a24:z24&quot;; 2021)" table:style-name="transparent_default"/>
          <table:table-cell table:formula="=HYPERLINK(&quot;#B2 Tax.a24:z24&quot;; &quot;B2&quot;)" table:style-name="transparent_default"/>
          <table:table-cell table:formula="=HYPERLINK(&quot;#B2 Tax.a24:z24&quot;; 10059.00000000000000000000000000)" table:style-name="transparent_fiat"/>
          <table:table-cell table:formula="=HYPERLINK(&quot;#B2 Tax.a24:z24&quot;; &quot;LONG&quot;)" table:style-name="transparent_default"/>
          <table:table-cell table:formula="=HYPERLINK(&quot;#B2 Tax.a24:z24&quot;; &quot;SELL&quot;)" table:style-name="transparent_default"/>
          <table:table-cell table:formula="=HYPERLINK(&quot;#B2 Tax.a24:z24&quot;; 2.01000000000)" table:style-name="transparent_crypto"/>
          <table:table-cell table:formula="=HYPERLINK(&quot;#B2 Tax.a24:z24&quot;; 40400.00000000000000000000000000)" table:style-name="transparent_fiat"/>
          <table:table-cell table:formula="=HYPERLINK(&quot;#B2 Tax.a24:z24&quot;; 30341.00000000000000000)" table:style-name="transparent_fiat"/>
          <table:table-cell/>
        </table:table-row>
        <table:table-row>
          <table:table-cell table:formula="=HYPERLINK(&quot;#B3 Tax.a28:z28&quot;; 2021)" table:style-name="transparent_default"/>
          <table:table-cell table:formula="=HYPERLINK(&quot;#B3 Tax.a28:z28&quot;; &quot;B3&quot;)" table:style-name="transparent_default"/>
          <table:table-cell table:formula="=HYPERLINK(&quot;#B3 Tax.a28:z28&quot;; 412.000000000000000000)" table:style-name="transparent_fiat"/>
          <table:table-cell table:formula="=HYPERLINK(&quot;#B3 Tax.a28:z28&quot;; &quot;LONG&quot;)" table:style-name="transparent_default"/>
          <table:table-cell table:formula="=HYPERLINK(&quot;#B3 Tax.a28:z28&quot;; &quot;MOVE&quot;)" table:style-name="transparent_default"/>
          <table:table-cell table:formula="=HYPERLINK(&quot;#B3 Tax.a28:z28&quot;; 0.04000000000)" table:style-name="transparent_crypto"/>
          <table:table-cell table:formula="=HYPERLINK(&quot;#B3 Tax.a28:z28&quot;; 856.000000000000000000)" table:style-name="transparent_fiat"/>
          <table:table-cell table:formula="=HYPERLINK(&quot;#B3 Tax.a28:z28&quot;; 444.00000000000)" table:style-name="transparent_fiat"/>
          <table:table-cell/>
        </table:table-row>
        <table:table-row>
          <table:table-cell table:formula="=HYPERLINK(&quot;#B3 Tax.a27:z27&quot;; 2020)" table:style-name="transparent_default"/>
          <table:table-cell table:formula="=HYPERLINK(&quot;#B3 Tax.a27:z27&quot;; &quot;B3&quot;)" table:style-name="transparent_default"/>
          <table:table-cell table:formula="=HYPERLINK(&quot;#B3 Tax.a27:z27&quot;; 66.0000000000000000000)" table:style-name="transparent_fiat"/>
          <table:table-cell table:formula="=HYPERLINK(&quot;#B3 Tax.a27:z27&quot;; &quot;LONG&quot;)" table:style-name="transparent_default"/>
          <table:table-cell table:formula="=HYPERLINK(&quot;#B3 Tax.a27:z27&quot;; &quot;MOVE&quot;)" table:style-name="transparent_default"/>
          <table:table-cell table:formula="=HYPERLINK(&quot;#B3 Tax.a27:z27&quot;; 0.02000000000)" table:style-name="transparent_crypto"/>
          <table:table-cell table:formula="=HYPERLINK(&quot;#B3 Tax.a27:z27&quot;; 288.0000000000000000000)" table:style-name="transparent_fiat"/>
          <table:table-cell table:formula="=HYPERLINK(&quot;#B3 Tax.a27:z27&quot;; 222.00000000000)" table:style-name="transparent_fiat"/>
          <table:table-cell/>
        </table:table-row>
        <table:table-row>
          <table:table-cell table:formula="=HYPERLINK(&quot;#B4 Tax.a29:z29&quot;; 2021)" table:style-name="transparent_default"/>
          <table:table-cell table:formula="=HYPERLINK(&quot;#B4 Tax.a29:z29&quot;; &quot;B4&quot;)" table:style-name="transparent_default"/>
          <table:table-cell table:formula="=HYPERLINK(&quot;#B4 Tax.a29:z29&quot;; 10049.000000000000000)" table:style-name="transparent_fiat"/>
          <table:table-cell table:formula="=HYPERLINK(&quot;#B4 Tax.a29:z29&quot;; &quot;LONG&quot;)" table:style-name="transparent_default"/>
          <table:table-cell table:formula="=HYPERLINK(&quot;#B4 Tax.a29:z29&quot;; &quot;SELL&quot;)" table:style-name="transparent_default"/>
          <table:table-cell table:formula="=HYPERLINK(&quot;#B4 Tax.a29:z29&quot;; 2.01000000000)" table:style-name="transparent_crypto"/>
          <table:table-cell table:formula="=HYPERLINK(&quot;#B4 Tax.a29:z29&quot;; 40400.000000000000000)" table:style-name="transparent_fiat"/>
          <table:table-cell table:formula="=HYPERLINK(&quot;#B4 Tax.a29:z29&quot;; 30351.00000000000)" table:style-name="transparent_fiat"/>
          <table:table-cell/>
        </table:table-row>
        <table:table-row>
          <table:table-cell table:formula="=HYPERLINK(&quot;#B4 Tax.a29:z29&quot;; 2021)" table:style-name="transparent_default"/>
          <table:table-cell table:formula="=HYPERLINK(&quot;#B4 Tax.a29:z29&quot;; &quot;B4&quot;)" table:style-name="transparent_default"/>
          <table:table-cell table:formula="=HYPERLINK(&quot;#B4 Tax.a29:z29&quot;; 252.000000000000000000)" table:style-name="transparent_fiat"/>
          <table:table-cell table:formula="=HYPERLINK(&quot;#B4 Tax.a29:z29&quot;; &quot;LONG&quot;)" table:style-name="transparent_default"/>
          <table:table-cell table:formula="=HYPERLINK(&quot;#B4 Tax.a29:z29&quot;; &quot;MOVE&quot;)" table:style-name="transparent_default"/>
          <table:table-cell table:formula="=HYPERLINK(&quot;#B4 Tax.a29:z29&quot;; 0.04000000000)" table:style-name="transparent_crypto"/>
          <table:table-cell table:formula="=HYPERLINK(&quot;#B4 Tax.a29:z29&quot;; 856.000000000000000000)" table:style-name="transparent_fiat"/>
          <table:table-cell table:formula="=HYPERLINK(&quot;#B4 Tax.a29:z29&quot;; 604.00000000000)" table:style-name="transparent_fiat"/>
          <table:table-cell/>
        </table:table-row>
        <table:table-row>
          <table:table-cell table:formula="=HYPERLINK(&quot;#B4 Tax.a28:z28&quot;; 2020)" table:style-name="transparent_default"/>
          <table:table-cell table:formula="=HYPERLINK(&quot;#B4 Tax.a28:z28&quot;; &quot;B4&quot;)" table:style-name="transparent_default"/>
          <table:table-cell table:formula="=HYPERLINK(&quot;#B4 Tax.a28:z28&quot;; -14.0000000000000000000)" table:style-name="transparent_fiat"/>
          <table:table-cell table:formula="=HYPERLINK(&quot;#B4 Tax.a28:z28&quot;; &quot;SHORT&quot;)" table:style-name="transparent_default"/>
          <table:table-cell table:formula="=HYPERLINK(&quot;#B4 Tax.a28:z28&quot;; &quot;MOVE&quot;)" table:style-name="transparent_default"/>
          <table:table-cell table:formula="=HYPERLINK(&quot;#B4 Tax.a28:z28&quot;; 0.02000000000)" table:style-name="transparent_crypto"/>
          <table:table-cell table:formula="=HYPERLINK(&quot;#B4 Tax.a28:z28&quot;; 288.0000000000000000000)" table:style-name="transparent_fiat"/>
          <table:table-cell table:formula="=HYPERLINK(&quot;#B4 Tax.a28:z28&quot;; 302.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2.0" office:value-type="float" table:style-name="taxable_event_crypto"/>
          <table:table-cell office:value="0.01" office:value-type="float" table:style-name="taxable_event_crypto"/>
          <table:table-cell office:value="11.99" office:value-type="float" table:style-name="taxable_event_crypto"/>
          <table:table-cell office:value="0.01" office:value-type="float" table:style-name="taxable_event_crypto"/>
          <table:table-cell office:value="40400.0" office:value-type="float" table:style-name="highlighted_fiat"/>
          <table:table-cell office:value="202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05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2</text:p>
          </table:table-cell>
          <table:table-cell office:value="15.0" office:value-type="float" table:style-name="transparent_crypto"/>
          <table:table-cell office:value="59.995024875621894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0:z10&quot;; &quot;2021-06-11 05:31:00+00:00&quot;)" table:style-name="taxable_event_default"/>
          <table:table-cell table:formula="=HYPERLINK(&quot;#B2 In-Out.a10:z10&quot;; &quot;OUT / SELL&quot;)" table:style-name="taxable_event_default"/>
          <table:table-cell table:formula="=HYPERLINK(&quot;#B2 In-Out.a10:z10&quot;; 0.004975124378109452736318407960199)" table:style-name="taxable_event_percent"/>
          <table:table-cell table:formula="=HYPERLINK(&quot;#B2 In-Out.a10:z10&quot;; 200.9950248756218905472636815920)" table:style-name="highlighted_fiat"/>
          <table:table-cell table:formula="=HYPERLINK(&quot;#B2 In-Out.a10:z10&quot;; 20200.00000000000)" table:style-name="taxable_event_fiat"/>
          <table:table-cell table:formula="=HYPERLINK(&quot;#B2 In-Out.a10:z10&quot;; &quot;1/2: 0.01000000 of 2.01000000 B2&quot;)" table:style-name="taxable_event_note_default"/>
          <table:table-cell office:value-type="string" table:style-name="acquired_lot_default">
            <text:p>2019-04-01 09:45:00+00:00</text:p>
          </table:table-cell>
          <table:table-cell office:value="0.0025" office:value-type="float" table:style-name="acquired_lot_percent"/>
          <table:table-cell office:value="141.0" office:value-type="float" table:style-name="acquired_lot_fiat"/>
          <table:table-cell office:value="1.0" office:value-type="float" table:style-name="acquired_lot_fiat"/>
          <table:table-cell office:value="141.0" office:value-type="float" table:style-name="highlighted_fiat"/>
          <table:table-cell office:value="14000.0" office:value-type="float" table:style-name="acquired_lot_fiat"/>
          <table:table-cell office:value-type="string" table:style-name="acquired_lot_note_default">
            <text:p>3/3: 0.01000000 of 4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0" office:value-type="float" table:style-name="transparent_crypto"/>
          <table:table-cell office:value="9999.004975124379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0:z10&quot;; &quot;2021-06-11 05:31:00+00:00&quot;)" table:style-name="taxable_event_default"/>
          <table:table-cell table:formula="=HYPERLINK(&quot;#B2 In-Out.a10:z10&quot;; &quot;OUT / SELL&quot;)" table:style-name="taxable_event_default"/>
          <table:table-cell table:formula="=HYPERLINK(&quot;#B2 In-Out.a10:z10&quot;; 0.9950248756218905472636815920398)" table:style-name="taxable_event_percent"/>
          <table:table-cell table:formula="=HYPERLINK(&quot;#B2 In-Out.a10:z10&quot;; 40199.00497512437810945273631841)" table:style-name="highlighted_fiat"/>
          <table:table-cell table:formula="=HYPERLINK(&quot;#B2 In-Out.a10:z10&quot;; 20200.00000000000)" table:style-name="taxable_event_fiat"/>
          <table:table-cell table:formula="=HYPERLINK(&quot;#B2 In-Out.a10:z10&quot;; &quot;2/2: 2.00000000 of 2.01000000 B2&quot;)" table:style-name="taxable_event_note_default"/>
          <table:table-cell table:formula="=HYPERLINK(&quot;#B2 In-Out.a4:z4&quot;; &quot;2020-05-01 14:03:00+00:00&quot;)" table:style-name="acquired_lot_alt_default"/>
          <table:table-cell table:formula="=HYPERLINK(&quot;#B2 In-Out.a4:z4&quot;; 0.4)" table:style-name="acquired_lot_alt_percent"/>
          <table:table-cell table:formula="=HYPERLINK(&quot;#B2 In-Out.a4:z4&quot;; 30200.00000000000)" table:style-name="acquired_lot_alt_fiat"/>
          <table:table-cell table:formula="=HYPERLINK(&quot;#B2 In-Out.a4:z4&quot;; 200.000000000000)" table:style-name="acquired_lot_alt_fiat"/>
          <table:table-cell table:formula="=HYPERLINK(&quot;#B2 In-Out.a4:z4&quot;; 30200.00000000000)" table:style-name="highlighted_fiat"/>
          <table:table-cell table:formula="=HYPERLINK(&quot;#B2 In-Out.a4:z4&quot;; 15000.00000000000)" table:style-name="acquired_lot_alt_fiat"/>
          <table:table-cell table:formula="=HYPERLINK(&quot;#B2 In-Out.a4:z4&quot;; &quot;1/1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44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66.0" office:value-type="float" table:style-name="bold_border_fiat"/>
          <table:table-cell office:value-type="string" table:style-name="bold_border_default">
            <text:p>LONG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22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5.03" office:value-type="float" table:style-name="transparent_crypto"/>
          <table:table-cell office:value="66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3 In-Out.a15:z15&quot;; &quot;2020-05-21 12:58:10+00:00&quot;)" table:style-name="taxable_event_default"/>
          <table:table-cell table:formula="=HYPERLINK(&quot;#B3 In-Out.a15:z15&quot;; &quot;INTRA / MOVE&quot;)" table:style-name="taxable_event_default"/>
          <table:table-cell table:formula="=HYPERLINK(&quot;#B3 In-Out.a15:z15&quot;; 1)" table:style-name="taxable_event_percent"/>
          <table:table-cell table:formula="=HYPERLINK(&quot;#B3 In-Out.a15:z15&quot;; 288.0000000000000000000)" table:style-name="highlighted_fiat"/>
          <table:table-cell table:formula="=HYPERLINK(&quot;#B3 In-Out.a15:z15&quot;; 14400.00000000000)" table:style-name="taxable_event_fiat"/>
          <table:table-cell table:formula="=HYPERLINK(&quot;#B3 In-Out.a15:z15&quot;; &quot;1/1: 0.02000000 of 0.02000000 B3&quot;)" table:style-name="taxable_event_note_default"/>
          <table:table-cell office:value-type="string" table:style-name="acquired_lot_default">
            <text:p>2016-01-01 08:41:00+00:00</text:p>
          </table:table-cell>
          <table:table-cell office:value="0.02" office:value-type="float" table:style-name="acquired_lot_percent"/>
          <table:table-cell office:value="222.0" office:value-type="float" table:style-name="acquired_lot_fiat"/>
          <table:table-cell office:value="2.0" office:value-type="float" table:style-name="acquired_lot_fiat"/>
          <table:table-cell office:value="222.0" office:value-type="float" table:style-name="highlighted_fiat"/>
          <table:table-cell office:value="11000.0" office:value-type="float" table:style-name="acquired_lot_fiat"/>
          <table:table-cell office:value-type="string" table:style-name="acquired_lot_note_default">
            <text:p>2/3: 0.02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412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16:z16&quot;; &quot;2021-07-21 10:02:02+00:00&quot;)" table:style-name="taxable_event_alt_border_default"/>
          <table:table-cell table:formula="=HYPERLINK(&quot;#B3 In-Out.a16:z16&quot;; &quot;INTRA / MOVE&quot;)" table:style-name="taxable_event_alt_border_default"/>
          <table:table-cell table:formula="=HYPERLINK(&quot;#B3 In-Out.a16:z16&quot;; 1)" table:style-name="taxable_event_alt_border_percent"/>
          <table:table-cell table:formula="=HYPERLINK(&quot;#B3 In-Out.a16:z16&quot;; 856.000000000000000000)" table:style-name="highlighted_border_fiat"/>
          <table:table-cell table:formula="=HYPERLINK(&quot;#B3 In-Out.a16:z16&quot;; 21400.00000000000)" table:style-name="taxable_event_alt_border_fiat"/>
          <table:table-cell table:formula="=HYPERLINK(&quot;#B3 In-Out.a16:z16&quot;; &quot;1/1: 0.04000000 of 0.04000000 B3&quot;)" table:style-name="taxable_event_note_border_default"/>
          <table:table-cell office:value-type="string" table:style-name="acquired_lot_border_default">
            <text:p>2016-01-01 08:41:00+00:00</text:p>
          </table:table-cell>
          <table:table-cell office:value="0.04" office:value-type="float" table:style-name="acquired_lot_border_percent"/>
          <table:table-cell office:value="444.0" office:value-type="float" table:style-name="acquired_lot_border_fiat"/>
          <table:table-cell office:value="4.0" office:value-type="float" table:style-name="acquired_lot_border_fiat"/>
          <table:table-cell office:value="444.0" office:value-type="float" table:style-name="highlighted_border_fiat"/>
          <table:table-cell office:value="11000.0" office:value-type="float" table:style-name="acquired_lot_border_fiat"/>
          <table:table-cell office:value-type="string" table:style-name="acquired_lot_note_border_default">
            <text:p>3/3: 0.04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2.0" office:value-type="float" table:style-name="taxable_event_crypto"/>
          <table:table-cell office:value="0.01" office:value-type="float" table:style-name="taxable_event_crypto"/>
          <table:table-cell office:value="11.99" office:value-type="float" table:style-name="taxable_event_crypto"/>
          <table:table-cell office:value="0.01" office:value-type="float" table:style-name="taxable_event_crypto"/>
          <table:table-cell office:value="40400.0" office:value-type="float" table:style-name="highlighted_fiat"/>
          <table:table-cell office:value="202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04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14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30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4</text:p>
          </table:table-cell>
          <table:table-cell office:value="15.02" office:value-type="float" table:style-name="transparent_crypto"/>
          <table:table-cell office:value="-1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5-21 12:58:10+00:00&quot;)" table:style-name="taxable_event_default"/>
          <table:table-cell table:formula="=HYPERLINK(&quot;#B4 In-Out.a16:z16&quot;; &quot;INTRA / MOVE&quot;)" table:style-name="taxable_event_default"/>
          <table:table-cell table:formula="=HYPERLINK(&quot;#B4 In-Out.a16:z16&quot;; 1)" table:style-name="taxable_event_percent"/>
          <table:table-cell table:formula="=HYPERLINK(&quot;#B4 In-Out.a16:z16&quot;; 288.0000000000000000000)" table:style-name="highlighted_fiat"/>
          <table:table-cell table:formula="=HYPERLINK(&quot;#B4 In-Out.a16:z16&quot;; 14400.00000000000)" table:style-name="taxable_event_fiat"/>
          <table:table-cell table:formula="=HYPERLINK(&quot;#B4 In-Out.a16:z16&quot;; &quot;1/1: 0.02000000 of 0.02000000 B4&quot;)" table:style-name="taxable_event_note_default"/>
          <table:table-cell table:formula="=HYPERLINK(&quot;#B4 In-Out.a4:z4&quot;; &quot;2020-05-01 14:03:00+00:00&quot;)" table:style-name="acquired_lot_default"/>
          <table:table-cell table:formula="=HYPERLINK(&quot;#B4 In-Out.a4:z4&quot;; 0.004)" table:style-name="acquired_lot_percent"/>
          <table:table-cell table:formula="=HYPERLINK(&quot;#B4 In-Out.a4:z4&quot;; 302.00000000000)" table:style-name="acquired_lot_fiat"/>
          <table:table-cell table:formula="=HYPERLINK(&quot;#B4 In-Out.a4:z4&quot;; 2.00000000000000)" table:style-name="acquired_lot_fiat"/>
          <table:table-cell table:formula="=HYPERLINK(&quot;#B4 In-Out.a4:z4&quot;; 302.00000000000)" table:style-name="highlighted_fiat"/>
          <table:table-cell table:formula="=HYPERLINK(&quot;#B4 In-Out.a4:z4&quot;; 15000.00000000000)" table:style-name="acquired_lot_fiat"/>
          <table:table-cell table:formula="=HYPERLINK(&quot;#B4 In-Out.a4:z4&quot;; &quot;1/3: 0.02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0:z10&quot;; &quot;2021-06-11 05:31:00+00:00&quot;)" table:style-name="taxable_event_alt_border_default"/>
          <table:table-cell table:formula="=HYPERLINK(&quot;#B4 In-Out.a10:z10&quot;; &quot;OUT / SELL&quot;)" table:style-name="taxable_event_alt_border_default"/>
          <table:table-cell table:formula="=HYPERLINK(&quot;#B4 In-Out.a10:z10&quot;; 1)" table:style-name="taxable_event_alt_border_percent"/>
          <table:table-cell table:formula="=HYPERLINK(&quot;#B4 In-Out.a10:z10&quot;; 40400.000000000000000)" table:style-name="highlighted_border_fiat"/>
          <table:table-cell table:formula="=HYPERLINK(&quot;#B4 In-Out.a10:z10&quot;; 20200.00000000000)" table:style-name="taxable_event_alt_border_fiat"/>
          <table:table-cell table:formula="=HYPERLINK(&quot;#B4 In-Out.a10:z10&quot;; &quot;1/1: 2.01000000 of 2.01000000 B4&quot;)" table:style-name="taxable_event_note_border_default"/>
          <table:table-cell table:formula="=HYPERLINK(&quot;#B4 In-Out.a4:z4&quot;; &quot;2020-05-01 14:03:00+00:00&quot;)" table:style-name="acquired_lot_border_default"/>
          <table:table-cell table:formula="=HYPERLINK(&quot;#B4 In-Out.a4:z4&quot;; 0.402)" table:style-name="acquired_lot_border_percent"/>
          <table:table-cell table:formula="=HYPERLINK(&quot;#B4 In-Out.a4:z4&quot;; 30351.00000000000)" table:style-name="acquired_lot_border_fiat"/>
          <table:table-cell table:formula="=HYPERLINK(&quot;#B4 In-Out.a4:z4&quot;; 201.00000000000000)" table:style-name="acquired_lot_border_fiat"/>
          <table:table-cell table:formula="=HYPERLINK(&quot;#B4 In-Out.a4:z4&quot;; 30351.00000000000)" table:style-name="highlighted_border_fiat"/>
          <table:table-cell table:formula="=HYPERLINK(&quot;#B4 In-Out.a4:z4&quot;; 15000.00000000000)" table:style-name="acquired_lot_border_fiat"/>
          <table:table-cell table:formula="=HYPERLINK(&quot;#B4 In-Out.a4:z4&quot;; &quot;2/3: 2.0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7:z17&quot;; &quot;2021-07-21 10:02:02+00:00&quot;)" table:style-name="taxable_event_default"/>
          <table:table-cell table:formula="=HYPERLINK(&quot;#B4 In-Out.a17:z17&quot;; &quot;INTRA / MOVE&quot;)" table:style-name="taxable_event_default"/>
          <table:table-cell table:formula="=HYPERLINK(&quot;#B4 In-Out.a17:z17&quot;; 1)" table:style-name="taxable_event_percent"/>
          <table:table-cell table:formula="=HYPERLINK(&quot;#B4 In-Out.a17:z17&quot;; 856.000000000000000000)" table:style-name="highlighted_fiat"/>
          <table:table-cell table:formula="=HYPERLINK(&quot;#B4 In-Out.a17:z17&quot;; 21400.00000000000)" table:style-name="taxable_event_fiat"/>
          <table:table-cell table:formula="=HYPERLINK(&quot;#B4 In-Out.a17:z17&quot;; &quot;1/1: 0.04000000 of 0.04000000 B4&quot;)" table:style-name="taxable_event_note_default"/>
          <table:table-cell table:formula="=HYPERLINK(&quot;#B4 In-Out.a4:z4&quot;; &quot;2020-05-01 14:03:00+00:00&quot;)" table:style-name="acquired_lot_default"/>
          <table:table-cell table:formula="=HYPERLINK(&quot;#B4 In-Out.a4:z4&quot;; 0.008)" table:style-name="acquired_lot_percent"/>
          <table:table-cell table:formula="=HYPERLINK(&quot;#B4 In-Out.a4:z4&quot;; 604.00000000000)" table:style-name="acquired_lot_fiat"/>
          <table:table-cell table:formula="=HYPERLINK(&quot;#B4 In-Out.a4:z4&quot;; 4.00000000000000)" table:style-name="acquired_lot_fiat"/>
          <table:table-cell table:formula="=HYPERLINK(&quot;#B4 In-Out.a4:z4&quot;; 604.00000000000)" table:style-name="highlighted_fiat"/>
          <table:table-cell table:formula="=HYPERLINK(&quot;#B4 In-Out.a4:z4&quot;; 15000.00000000000)" table:style-name="acquired_lot_fiat"/>
          <table:table-cell table:formula="=HYPERLINK(&quot;#B4 In-Out.a4:z4&quot;; &quot;3/3: 0.04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02T21:07:16.002294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